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65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7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84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9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96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02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8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30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3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3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4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4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55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5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6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7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7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8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8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0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11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15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1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2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3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4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5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5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5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71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8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8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9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9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30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31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31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</text:p>
          </table:table-cell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7" calcext:value-type="float">
            <text:p>7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24" calcext:value-type="float">
            <text:p>2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1" calcext:value-type="float">
            <text:p>1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8" calcext:value-type="float">
            <text:p>8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4" calcext:value-type="float">
            <text:p>1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5" calcext:value-type="float">
            <text:p>15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14:53:32.0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8T11:43:51.602000000</dc:date>
    <meta:editing-cycles>32</meta:editing-cycles>
    <meta:editing-duration>P2DT23H5M29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4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